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officeooo:rsid="00125ce8" officeooo:paragraph-rsid="00125ce8"/>
    </style:style>
    <style:style style:name="P2" style:family="paragraph" style:parent-style-name="Standard">
      <style:text-properties fo:color="#c9211e" officeooo:rsid="00125ce8" officeooo:paragraph-rsid="0016e206"/>
    </style:style>
    <style:style style:name="P3" style:family="paragraph" style:parent-style-name="Standard">
      <style:text-properties fo:color="#c9211e" style:font-name="Monospace" fo:font-size="10pt" officeooo:rsid="00123042" officeooo:paragraph-rsid="0016e206" style:font-size-asian="10pt"/>
    </style:style>
    <style:style style:name="P4" style:family="paragraph" style:parent-style-name="Standard">
      <style:text-properties fo:color="#c9211e" officeooo:rsid="00123042" officeooo:paragraph-rsid="00123042"/>
    </style:style>
    <style:style style:name="P5" style:family="paragraph" style:parent-style-name="Standard">
      <style:text-properties fo:color="#c9211e" officeooo:rsid="00123042" officeooo:paragraph-rsid="0016e206"/>
    </style:style>
    <style:style style:name="P6" style:family="paragraph" style:parent-style-name="Standard">
      <style:text-properties fo:color="#c9211e" fo:font-size="12pt" officeooo:rsid="00123042" officeooo:paragraph-rsid="0016e206" style:font-size-asian="12pt" style:font-size-complex="12pt"/>
    </style:style>
    <style:style style:name="P7" style:family="paragraph" style:parent-style-name="Standard">
      <style:text-properties fo:color="#c9211e" officeooo:rsid="00123042" officeooo:paragraph-rsid="0016e206" fo:background-color="#81d41a"/>
    </style:style>
    <style:style style:name="P8" style:family="paragraph" style:parent-style-name="Standard">
      <style:text-properties fo:color="#2a6099" officeooo:rsid="001417af" officeooo:paragraph-rsid="0016e206"/>
    </style:style>
    <style:style style:name="P9" style:family="paragraph" style:parent-style-name="Standard">
      <style:text-properties fo:color="#2a6099" officeooo:rsid="00125ce8" officeooo:paragraph-rsid="0016e206"/>
    </style:style>
    <style:style style:name="P10" style:family="paragraph" style:parent-style-name="Standard">
      <style:text-properties fo:color="#000000" officeooo:rsid="0016e206" officeooo:paragraph-rsid="0016e206"/>
    </style:style>
    <style:style style:name="P11" style:family="paragraph" style:parent-style-name="Standard">
      <style:text-properties fo:color="#000000" fo:font-size="15pt" officeooo:rsid="0016e206" officeooo:paragraph-rsid="0016e206" style:font-size-asian="15pt" style:font-size-complex="15pt"/>
    </style:style>
    <style:style style:name="P12" style:family="paragraph" style:parent-style-name="Standard">
      <style:text-properties fo:color="#000000" officeooo:rsid="00123042" officeooo:paragraph-rsid="0016e206"/>
    </style:style>
    <style:style style:name="P13" style:family="paragraph" style:parent-style-name="Standard">
      <style:text-properties fo:color="#000000" officeooo:rsid="00125ce8" officeooo:paragraph-rsid="0016e206"/>
    </style:style>
    <style:style style:name="P14" style:family="paragraph" style:parent-style-name="Standard">
      <style:text-properties fo:color="#000000" fo:font-size="12pt" officeooo:rsid="0016e206" officeooo:paragraph-rsid="0016e206" style:font-size-asian="12pt" style:font-size-complex="12pt"/>
    </style:style>
    <style:style style:name="P15" style:family="paragraph" style:parent-style-name="Standard">
      <style:text-properties fo:color="#000000" fo:font-size="12pt" officeooo:rsid="00123042" officeooo:paragraph-rsid="0016e206" style:font-size-asian="12pt" style:font-size-complex="12pt"/>
    </style:style>
    <style:style style:name="P16" style:family="paragraph" style:parent-style-name="Standard">
      <style:text-properties fo:color="#000000" fo:font-size="12pt" officeooo:rsid="0016e206" officeooo:paragraph-rsid="0016e206" fo:background-color="#81d41a" style:font-size-asian="12pt" style:font-size-complex="12pt"/>
    </style:style>
    <style:style style:name="P17" style:family="paragraph" style:parent-style-name="Standard">
      <style:text-properties fo:color="#000000" officeooo:rsid="00125ce8" officeooo:paragraph-rsid="0016e206" fo:background-color="#81d41a"/>
    </style:style>
    <style:style style:name="P18" style:family="paragraph" style:parent-style-name="Standard">
      <style:text-properties fo:color="#000000" officeooo:rsid="001417af" officeooo:paragraph-rsid="0016e206" fo:background-color="#81d41a"/>
    </style:style>
    <style:style style:name="P19" style:family="paragraph" style:parent-style-name="Standard">
      <style:text-properties officeooo:rsid="00123042" officeooo:paragraph-rsid="0016e206"/>
    </style:style>
    <style:style style:name="P20" style:family="paragraph" style:parent-style-name="Standard">
      <style:text-properties fo:font-size="16pt" officeooo:rsid="00123042" officeooo:paragraph-rsid="00123042" style:font-size-asian="16pt" style:font-size-complex="16pt"/>
    </style:style>
    <style:style style:name="P21" style:family="paragraph" style:parent-style-name="Standard">
      <style:text-properties fo:color="#ff0000" fo:font-size="12pt" officeooo:rsid="0016e206" officeooo:paragraph-rsid="0016e206" style:font-size-asian="12pt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23" style:family="paragraph" style:parent-style-name="Standard">
      <style:text-properties fo:color="#000000" fo:font-size="15pt" officeooo:rsid="0016e206" officeooo:paragraph-rsid="0016e206" style:font-size-asian="15pt" style:font-size-complex="15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T1" style:family="text">
      <style:text-properties style:font-name="Monospace" fo:font-size="10pt" style:font-size-asian="10pt"/>
    </style:style>
    <style:style style:name="T2" style:family="text">
      <style:text-properties fo:color="#000000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fo:background-color="#81d41a" loext:char-shading-value="0"/>
    </style:style>
    <style:style style:name="T6" style:family="text">
      <style:text-properties fo:color="#2a6099" fo:background-color="#81d41a" loext:char-shading-value="0"/>
    </style:style>
    <style:style style:name="T7" style:family="text">
      <style:text-properties fo:color="#2a6099" officeooo:rsid="00125ce8" fo:background-color="#81d41a" loext:char-shading-value="0"/>
    </style:style>
    <style:style style:name="T8" style:family="text">
      <style:text-properties officeooo:rsid="0012d0ab"/>
    </style:style>
    <style:style style:name="T9" style:family="text">
      <style:text-properties officeooo:rsid="001417af"/>
    </style:style>
    <style:style style:name="T10" style:family="text">
      <style:text-properties fo:color="#c9211e"/>
    </style:style>
    <style:style style:name="T11" style:family="text">
      <style:text-properties officeooo:rsid="0016e2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JDBC </text:p>
      <text:p text:style-name="P4"/>
      <text:p text:style-name="P11">Mexendo com a Conexão:</text:p>
      <text:p text:style-name="P11"/>
      <text:p text:style-name="P19">- Fazer conexão com o banco de dados: </text:p>
      <text:p text:style-name="P19"/>
      <text:p text:style-name="P3">Connection connection = DriverManager</text:p>
      <text:p text:style-name="P5"><text:span text:style-name="T1"><text:tab/><text:tab/><text:tab/><text:tab/><text:tab/><text:tab/>.getConnection("</text:span><text:span text:style-name="T3">jdbc:mysql://</text:span><text:span text:style-name="T4">localhost</text:span><text:span text:style-name="T3">/loja_virtual?useTimezone=true&amp;serverTimezone=UTC</text:span><text:span text:style-name="T1">", "</text:span><text:span text:style-name="T3">root</text:span><text:span text:style-name="T1">", "</text:span><text:span text:style-name="T3">690719gi</text:span><text:span text:style-name="T1">");</text:span></text:p>
      <text:p text:style-name="P19"/>
      <text:p text:style-name="P19">- Fechar conexão com o banco de dados: </text:p>
      <text:p text:style-name="P19"/>
      <text:p text:style-name="P6">connection.close </text:p>
      <text:p text:style-name="P11"/>
      <text:p text:style-name="P11">Mexendo com o Statement:</text:p>
      <text:p text:style-name="P11"/>
      <text:p text:style-name="P12">- Usado para mexer com querys: </text:p>
      <text:p text:style-name="P12"/>
      <text:p text:style-name="P5">Statement stm = connection.creatStatement(); <text:span text:style-name="T6">//</text:span><text:span text:style-name="T7">apartir daqui pra mexer com querys você usa o stm ou prefixo usado</text:span></text:p>
      <text:p text:style-name="P7"/>
      <text:p text:style-name="P12">- Executa uma query no banco de dados: </text:p>
      <text:p text:style-name="P12"/>
      <text:p text:style-name="P6">stm.execute(“<text:span text:style-name="T2">select * from produto; </text:span>”); <text:s/></text:p>
      <text:p text:style-name="P6"/>
      <text:p text:style-name="P15">- <text:span text:style-name="T11">Criando uma query de forma mais segura</text:span></text:p>
      <text:p text:style-name="P15"/>
      <text:p text:style-name="P21">PreparedStatment stm = <text:span text:style-name="T2">variavel atribuida a conexão</text:span>.prepareStatement(<text:span text:style-name="T2">query... </text:span>values (?, ?));</text:p>
      <text:p text:style-name="P21"/>
      <text:p text:style-name="P14"><text:span text:style-name="T1">stm.setString(1, nome);</text:span></text:p>
      <text:p text:style-name="P22"><text:span text:style-name="T1">stm.setString(2, descricao);</text:span></text:p>
      <text:p text:style-name="P24"><text:tab/><text:tab/></text:p>
      <text:p text:style-name="P14"><text:span text:style-name="T1">stm.execute();</text:span></text:p>
      <text:p text:style-name="P14"/>
      <text:p text:style-name="P16">para usar essa forma mais segura normalmente você atribui os valores a uma variavel, e dps que passa pra query usando o setString();</text:p>
      <text:p text:style-name="P14"/>
      <text:p text:style-name="P14"/>
      <text:p text:style-name="P11">Mexendo com o Resultado:</text:p>
      <text:p text:style-name="P10"/>
      <text:p text:style-name="P13">- Pegar o resultado de uma query:</text:p>
      <text:p text:style-name="P9"/>
      <text:p text:style-name="P18">//caso a query devolva uma lista, você consegue pegar ela com esse comando:</text:p>
      <text:p text:style-name="P17"/>
      <text:p text:style-name="P2">Result<text:span text:style-name="T8">Set</text:span> rst = stm.getResultSet(); </text:p>
      <text:p text:style-name="P2"/>
      <text:p text:style-name="P17">//<text:span text:style-name="T9">caso a query não devolva uma lista, existe diversas formas de você ter um resultado</text:span></text:p>
      <text:p text:style-name="P9"/>
      <text:p text:style-name="P8"><text:span text:style-name="T10">ResultSet rst = stm.GeneratedKeys(); </text:span><text:span text:style-name="T5">//com isso você consegue pegar a chave primaria, mas pra isso no final da query você tem q colocar um</text:span> <text:span text:style-name="T10">Statement.RETURN_GENETATED_KEYS <text:s/></text:span></text:p>
      <text:p text:style-name="P9"/>
      <text:p text:style-name="P17"><text:soft-page-break/>//pra mexer com os resultados das querys você usar o nome que você deu para Result<text:span text:style-name="T9">Set</text:span></text:p>
      <text:p text:style-name="P2"/>
      <text:p text:style-name="P13">- Pega a próxima linha do resultado:</text:p>
      <text:p text:style-name="P2"/>
      <text:p text:style-name="P2">rst.next<text:span text:style-name="T9">();</text:span></text:p>
      <text:p text:style-name="P2"/>
      <text:p text:style-name="P2"/>
      <text:p text:style-name="P2"/>
      <text:p text:style-name="P10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7:59:35.598796183</meta:creation-date>
    <dc:date>2022-02-10T20:08:52.671773357</dc:date>
    <meta:editing-duration>PT5H41M5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8" meta:word-count="207" meta:character-count="1411" meta:non-whitespace-character-count="1212"/>
  </office:meta>
</office:document-meta>
</file>